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T1" style:family="text">
      <style:text-properties fo:background-color="#ffff00" loext:char-shading-value="0"/>
    </style:style>
    <style:style style:name="T2" style:family="text">
      <style:text-properties fo:background-color="#ffff00"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dracht evenementen</text:h>
      <text:section text:style-name="Sect1" text:name="todo-date-mount-point">
        <text:p text:style-name="P1"/>
      </text:section>
      <text:p text:style-name="Text_20_body">Een evenementenbureau wil graag een beter overzicht over hun inkomsten en uitgaven en heeft jou ingehuurd om een database te ontwerpen die hun hierin moet helpen. Nog niet alle details zijn volledig uitgewerkt, maar genoeg om een proof-of-concept te kunnen implementeren.</text:p>
      <text:p text:style-name="Text_20_body">Het bedrijf organiseert evenementen voor <text:span text:style-name="T2">klanten</text:span> waar <text:span text:style-name="T2">experten</text:span> komen spreken over een bepaald onderwerp, die klanten kunnen <text:span text:style-name="T2">bedrijven</text:span> zijn, maar ook particulieren. Per evenement moet de naam van het evenement worden bijgehouden, de datum waarop het doorgaat, het tijdstip waarop het start (4 cijfers. Bijvoorbeeld “1330” betekent dat het evenement om 13u30 start)*, de duur van het evenement (in minuten) en de ticketprijs. Op het moment dat het evenement wordt aangemaakt, weten we nog niet altijd hoelang het zal duren. Op een evenement komt altijd minstens 1 expert een presentatie doen, het kan zijn dat meerdere experts op hetzelfde evenement komen spreken. Per expert willen we voornaam, achternaam, hun expertise en hun uurloon bijhouden. Een evenement gaat ook door op een specifieke locatie waar we graag het adres van bijhouden. Op een locatie gaat ook steeds maar 1 evenement door op een bepaalde datum.</text:p>
      <text:p text:style-name="Text_20_body">Een klant kan tickets kopen voor een evenement. Voor alle klanten willen we graag het adres en een optioneel telefoonnummer en emailadres bijhouden. Om persoonlijke mails te kunnen versturen, willen we voor particuliere klanten ook de voornaam en achternaam weten. Voor bedrijven willen we ook de bedrijfsnaam bijhouden. Het kan ook zijn dat we voor een bedrijf een factuur willen opstellen. Momenteel is nog niet beslist welke gegevens exact op de factuur moeten, voorlopig is het voldoende om de factuurdatum op te slagen.</text:p>
      <text:p text:style-name="Text_20_body">*Als extra uitdaging, mag je de datum en starttijd bijhouden in dezelfde kolom. Je zal dan wel in je INSERTs gebruik moeten maken van de TO_DATE functie om zowel datum als tijd in te voeren.</text:p>
      <text:h text:style-name="Heading_20_2" text:outline-level="2">Opdracht</text:h>
      <text:list text:style-name="L1">
        <text:list-item>
          <text:p text:style-name="P3">Maak het ERD voor bovenstaand bedrijf. </text:p>
        </text:list-item>
        <text:list-item>
          <text:p text:style-name="P3">Zet dit ERD om naar tabellen. </text:p>
        </text:list-item>
        <text:list-item>
          <text:p text:style-name="P3">Implementeer de tabellen in je database-schema </text:p>
          <text:list>
            <text:list-item>
              <text:p text:style-name="P3">Schrijf de nodige CREATE-statements </text:p>
            </text:list-item>
            <text:list-item>
              <text:p text:style-name="P3">Schrijf INSERTs voor op zijn minst 1 instantie van elke entiteit. Vergeet niet de tussentabellen op te vullen met de juiste foreign keys! </text:p>
            </text:list-item>
          </text:list>
        </text:list-item>
        <text:list-item>
          <text:p text:style-name="P2">Voer de SELECT-statements uit op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2T05:23:06.947247636</meta:creation-date>
    <dc:date>2025-08-12T07:24:09.740782809</dc:date>
    <meta:editing-duration>PT1H50M51S</meta:editing-duration>
    <meta:editing-cycles>1</meta:editing-cycles>
    <meta:document-statistic meta:table-count="0" meta:image-count="0" meta:object-count="0" meta:page-count="1" meta:paragraph-count="12" meta:word-count="362" meta:character-count="2262" meta:non-whitespace-character-count="1912"/>
    <meta:generator>LibreOffice/24.2.7.2$Linux_X86_64 LibreOffice_project/420$Build-2</meta:generator>
  </office:meta>
</office:document-meta>
</file>